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3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3" office:value-type="string" calcext:value-type="string">
            <text:p>Чит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<text:s/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884">
          <table:table-cell table:number-columns-repeated="16384"/>
        </table:table-row>
        <table:table-row table:style-name="ro2" table:number-rows-repeated="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8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9">00/00/0000</text:date>, <text:time style:data-style-name="N2" text:time-value="09:32:41.6682061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6-29T09:36:57.128572327</dc:date>
    <meta:generator>LibreOffice/25.2.4.3$Linux_X86_64 LibreOffice_project/520$Build-3</meta:generator>
    <meta:editing-duration>PT10H28M56S</meta:editing-duration>
    <meta:editing-cycles>129</meta:editing-cycles>
    <meta:document-statistic meta:table-count="1" meta:cell-count="4774" meta:object-count="0"/>
    <meta:user-defined meta:name="AppVersion">16.0300</meta:user-defined>
  </office:meta>
</office:document-meta>
</file>